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99c2" officeooo:paragraph-rsid="000699c2"/>
    </style:style>
    <style:style style:name="P2" style:family="paragraph" style:parent-style-name="Standard">
      <style:text-properties officeooo:rsid="0007846b" officeooo:paragraph-rsid="0007846b"/>
    </style:style>
    <style:style style:name="P3" style:family="paragraph" style:parent-style-name="Standard">
      <style:text-properties officeooo:paragraph-rsid="0007846b"/>
    </style:style>
    <style:style style:name="T1" style:family="text">
      <style:text-properties officeooo:rsid="000784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th the constraint and the objective function can easily be represented using GaussianProcesses with Constant*RBF kernels. To account for the noise and therefore the variances of each of these functions, we also pass them as alpha-parameters to the GPs. We have tested all the three common options <text:span text:style-name="T1">following Snoek et al. (2012) </text:span>for the acquisition function which are Probability of Improvement (PI), Expected Improvement (EI) and Lower Confidence Bound (LCB, as this is a minimization). For our setup, we found the best results with EI, which is why we stick with it for our solution. <text:span text:style-name="T1">To find the best point (we call it z_best) to compute gamma, we eliminate all the previous points that don’t satisfy the constraint, and use the minimum one of the remaining.</text:span></text:p>
      <text:p text:style-name="P2">To account for the constraint, we look at its GPs current cdf for the candidate point and multiply it with the result of EI. </text:p>
      <text:p text:style-name="P3"><text:span text:style-name="T1">The optimization (minimization) over these suggested points is then our next recommendation to be computed both in the objective and constraint function, and added to the data points, while we immediately refit both GPs to the new data set.</text:span></text:p>
      <text:p text:style-name="P3"><text:span text:style-name="T1">Finally, the solution is chosen in a similar manner as the best result for the EI: all the gathered points not satisfying the constraint get eliminated, the minimum one of the remaining is then our best guess to approximate the extremum value of the objective function.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5T22:37:20.838239448</meta:creation-date>
    <dc:date>2021-11-25T22:58:30.390476325</dc:date>
    <meta:editing-duration>PT9M49S</meta:editing-duration>
    <meta:editing-cycles>1</meta:editing-cycles>
    <meta:document-statistic meta:table-count="0" meta:image-count="0" meta:object-count="0" meta:page-count="1" meta:paragraph-count="4" meta:word-count="235" meta:character-count="1395" meta:non-whitespace-character-count="1162"/>
    <meta:generator>LibreOffice/6.4.7.2$Linux_X86_64 LibreOffice_project/40$Build-2</meta:generator>
  </office:meta>
</office:document-meta>
</file>